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4cm" draw:marker-start-width="0.27cm" draw:marker-end-width="0.27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6cm" svg:height="0.161cm" svg:x="0.04cm" svg:y="0.2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6cm" svg:height="0.161cm" svg:x="0.299cm" svg:y="0.2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96cm" svg:height="0.136cm" svg:x="0.154cm" svg:y="0.0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0.123cm" svg:y1="0.21cm" svg:x2="0.123cm" svg:y2="0.292cm">
          <text:p/>
        </draw:line>
        <draw:line draw:style-name="gr3" draw:text-style-name="P1" draw:layer="layout" svg:x1="0.383cm" svg:y1="0.202cm" svg:x2="0.383cm" svg:y2="0.288cm">
          <text:p/>
        </draw:line>
        <draw:line draw:style-name="gr3" draw:text-style-name="P1" draw:layer="layout" svg:x1="0.252cm" svg:y1="0.119cm" svg:x2="0.252cm" svg:y2="0.223cm">
          <text:p/>
        </draw:line>
        <draw:line draw:style-name="gr3" draw:text-style-name="P1" draw:layer="layout" svg:x1="0.402cm" svg:y1="0.222cm" svg:x2="0.103cm" svg:y2="0.22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5T09:58:24.799454984</dc:date>
    <dc:creator>Engelbert Niehaus</dc:creator>
    <meta:editing-duration>PT14M17S</meta:editing-duration>
    <meta:editing-cycles>7</meta:editing-cycles>
    <meta:generator>LibreOffice/7.0.4.2$Linux_X86_64 LibreOffice_project/00$Build-2</meta:generator>
    <meta:document-statistic meta:object-count="7"/>
  </office:meta>
</office:document-meta>
</file>